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25-05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24-12-12 0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24-12-09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24-06-0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23-12-05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23-06-0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22-11-14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22-06-0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21-11-30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21-08-31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21-03-30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6912" calcext:value-type="float">
            <text:p>91.1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20-07-06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9456" calcext:value-type="float">
            <text:p>91.6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9-11-05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3504" calcext:value-type="float">
            <text:p>92.0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9-05-22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4504" calcext:value-type="float">
            <text:p>92.4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8-11-1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6192" calcext:value-type="float">
            <text:p>92.9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8-06-1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5064" calcext:value-type="float">
            <text:p>93.0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7-12-1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6192" calcext:value-type="float">
            <text:p>92.9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7-06-20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6-10-1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0616" calcext:value-type="float">
            <text:p>104.7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6-04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6776" calcext:value-type="float">
            <text:p>104.5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5-10-1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7696" calcext:value-type="float">
            <text:p>104.2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5-04-27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0536" calcext:value-type="float">
            <text:p>104.1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4-11-05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4-04-2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1624" calcext:value-type="float">
            <text:p>103.6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3-10-2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4736" calcext:value-type="float">
            <text:p>103.4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3-08-26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5968" calcext:value-type="float">
            <text:p>103.3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3-04-29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7576" calcext:value-type="float">
            <text:p>103.2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2-10-15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2-04-25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1-09-28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396" calcext:value-type="float">
            <text:p>104.0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1-07-06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2728" calcext:value-type="float">
            <text:p>104.1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1-05-1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1-03-08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4064" calcext:value-type="float">
            <text:p>104.1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1-01-0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0536" calcext:value-type="float">
            <text:p>104.1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0-11-0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7384" calcext:value-type="float">
            <text:p>104.0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0-09-1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3856" calcext:value-type="float">
            <text:p>104.0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0-07-1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4232" calcext:value-type="float">
            <text:p>103.9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0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0-03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10-01-0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9-10-1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9-08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9-06-2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9-04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9-02-1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8-12-0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8-10-2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8-08-21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8-06-1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8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8-02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5632" calcext:value-type="float">
            <text:p>103.7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7-12-1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7-10-2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7-08-1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7-06-1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7-04-0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6904" calcext:value-type="float">
            <text:p>104.0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7-02-05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1496" calcext:value-type="float">
            <text:p>104.1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6-12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1912" calcext:value-type="float">
            <text:p>104.4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6-10-06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2224" calcext:value-type="float">
            <text:p>104.6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6-08-0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1032" calcext:value-type="float">
            <text:p>105.0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6-06-1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11448" calcext:value-type="float">
            <text:p>105.3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6-05-2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1508" calcext:value-type="float">
            <text:p>105.4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6-04-1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7584" calcext:value-type="float">
            <text:p>105.6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6-02-0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7312" calcext:value-type="float">
            <text:p>105.7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6-01-0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084" calcext:value-type="float">
            <text:p>105.7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5-12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656" calcext:value-type="float">
            <text:p>105.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5-11-1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81424" calcext:value-type="float">
            <text:p>105.8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5-10-1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848" calcext:value-type="float">
            <text:p>105.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5-09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6872" calcext:value-type="float">
            <text:p>106.0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5-08-0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136" calcext:value-type="float">
            <text:p>106.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5-06-0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424" calcext:value-type="float">
            <text:p>106.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5-05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38624" calcext:value-type="float">
            <text:p>106.3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5-04-1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45304" calcext:value-type="float">
            <text:p>106.4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5-03-2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4176" calcext:value-type="float">
            <text:p>106.5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5-02-1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428" calcext:value-type="float">
            <text:p>106.6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5-01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4-12-0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0376" calcext:value-type="float">
            <text:p>106.6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4-11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188" calcext:value-type="float">
            <text:p>106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4-10-1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2944" calcext:value-type="float">
            <text:p>106.6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4-08-0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4-07-1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2944" calcext:value-type="float">
            <text:p>106.6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4-06-0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6472" calcext:value-type="float">
            <text:p>106.6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4-04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4-02-0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1504" calcext:value-type="float">
            <text:p>106.5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4-01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188" calcext:value-type="float">
            <text:p>106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3-12-1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3592" calcext:value-type="float">
            <text:p>106.4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3-11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42256" calcext:value-type="float">
            <text:p>106.4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3-10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3488" calcext:value-type="float">
            <text:p>106.3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3-09-0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996" calcext:value-type="float">
            <text:p>106.3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3-08-1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38624" calcext:value-type="float">
            <text:p>106.3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3-07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7288" calcext:value-type="float">
            <text:p>106.3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3-06-2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8144" calcext:value-type="float">
            <text:p>106.3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3-05-1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47184" calcext:value-type="float">
            <text:p>106.2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3-04-0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44136" calcext:value-type="float">
            <text:p>106.2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3-03-0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3176" calcext:value-type="float">
            <text:p>106.1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3-01-2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15536" calcext:value-type="float">
            <text:p>106.0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2-12-0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276" calcext:value-type="float">
            <text:p>105.9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2-10-0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088" calcext:value-type="float">
            <text:p>106.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2-09-0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564" calcext:value-type="float">
            <text:p>106.0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2-07-1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0776" calcext:value-type="float">
            <text:p>106.0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2-05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4576" calcext:value-type="float">
            <text:p>105.9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2-04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276" calcext:value-type="float">
            <text:p>105.9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2-03-04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9608" calcext:value-type="float">
            <text:p>105.8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2-01-2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2072" calcext:value-type="float">
            <text:p>105.7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1-12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892" calcext:value-type="float">
            <text:p>105.6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1-12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8544" calcext:value-type="float">
            <text:p>105.6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1-10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272" calcext:value-type="float">
            <text:p>105.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1-09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4912" calcext:value-type="float">
            <text:p>105.5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1-08-1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18712" calcext:value-type="float">
            <text:p>105.5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1-07-0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652" calcext:value-type="float">
            <text:p>105.5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1-05-1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1508" calcext:value-type="float">
            <text:p>105.4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1-04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87648" calcext:value-type="float">
            <text:p>105.3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1-03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3264" calcext:value-type="float">
            <text:p>105.3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1-02-1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1072" calcext:value-type="float">
            <text:p>105.3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1-01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888" calcext:value-type="float">
            <text:p>105.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0-11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5352" calcext:value-type="float">
            <text:p>105.3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0-10-1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9632" calcext:value-type="float">
            <text:p>105.2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0-09-0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9152" calcext:value-type="float">
            <text:p>105.2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0-07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38296" calcext:value-type="float">
            <text:p>105.2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0-06-1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7816" calcext:value-type="float">
            <text:p>105.2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0-05-1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7816" calcext:value-type="float">
            <text:p>105.2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0-04-1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4768" calcext:value-type="float">
            <text:p>105.2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0-03-1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5144" calcext:value-type="float">
            <text:p>105.1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0-02-0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34664" calcext:value-type="float">
            <text:p>105.1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2000-01-0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9048" calcext:value-type="float">
            <text:p>105.1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9-12-0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7232" calcext:value-type="float">
            <text:p>105.1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9-11-2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1136" calcext:value-type="float">
            <text:p>105.1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8944" calcext:value-type="float">
            <text:p>105.0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0176" calcext:value-type="float">
            <text:p>105.0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932" calcext:value-type="float">
            <text:p>105.0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9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4936" calcext:value-type="float">
            <text:p>105.0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6168" calcext:value-type="float">
            <text:p>104.9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1884" calcext:value-type="float">
            <text:p>105.0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1888" calcext:value-type="float">
            <text:p>105.0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7608" calcext:value-type="float">
            <text:p>105.0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7608" calcext:value-type="float">
            <text:p>105.0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1136" calcext:value-type="float">
            <text:p>105.1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9048" calcext:value-type="float">
            <text:p>105.1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648" calcext:value-type="float">
            <text:p>105.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9632" calcext:value-type="float">
            <text:p>105.2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8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316" calcext:value-type="float">
            <text:p>105.2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1072" calcext:value-type="float">
            <text:p>105.3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8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2512" calcext:value-type="float">
            <text:p>105.4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128" calcext:value-type="float">
            <text:p>105.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9568" calcext:value-type="float">
            <text:p>105.5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3952" calcext:value-type="float">
            <text:p>105.5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6728" calcext:value-type="float">
            <text:p>105.6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9296" calcext:value-type="float">
            <text:p>105.6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988" calcext:value-type="float">
            <text:p>105.7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2656" calcext:value-type="float">
            <text:p>105.8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2384" calcext:value-type="float">
            <text:p>105.9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7896" calcext:value-type="float">
            <text:p>105.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2152" calcext:value-type="float">
            <text:p>106.3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8144" calcext:value-type="float">
            <text:p>106.3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4888" calcext:value-type="float">
            <text:p>106.1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3176" calcext:value-type="float">
            <text:p>106.1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28" calcext:value-type="float">
            <text:p>106.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7768" calcext:value-type="float">
            <text:p>106.3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2632" calcext:value-type="float">
            <text:p>106.4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0544" calcext:value-type="float">
            <text:p>106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15408" calcext:value-type="float">
            <text:p>106.5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6848" calcext:value-type="float">
            <text:p>106.6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6576" calcext:value-type="float">
            <text:p>106.7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3048" calcext:value-type="float">
            <text:p>106.6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6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8808" calcext:value-type="float">
            <text:p>107.0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630159265101</text:p>
          </table:table-cell>
          <table:table-cell office:value-type="string" calcext:value-type="string">
            <text:p>2-5626-01 Puakukui Springs, Kauai, HI</text:p>
          </table:table-cell>
          <table:table-cell office:value-type="string" calcext:value-type="string">
            <text:p>199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352" calcext:value-type="float">
            <text:p>108.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2" meta:object-count="0"/>
    <meta:user-defined meta:name="AppVersion">3.0</meta:user-defined>
  </office:meta>
</office:document-meta>
</file>